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4832179563248">
          <table:table-cell table:style-name="Table1.A1" office:value-type="string">
            <text:p text:style-name="Table_20_Contents">[1.7755850630907801, 1.1414475405583566, 7.229167756869606]</text:p>
          </table:table-cell>
        </table:table-row>
        <table:table-row table:style-name="TableLine94832179563248">
          <table:table-cell table:style-name="Table1.A2" office:value-type="string">
            <text:p text:style-name="Table_20_Contents">[4.3121351532204635, -4.312135153220467, 6.764133573679164]</text:p>
          </table:table-cell>
        </table:table-row>
        <table:table-row table:style-name="TableLine94832179563248">
          <table:table-cell table:style-name="Table1.A2" office:value-type="string">
            <text:p text:style-name="Table_20_Contents">[-2.4353415726461005, -3.233125880926723, -1.1546878146166861]</text:p>
          </table:table-cell>
        </table:table-row>
        <table:table-row table:style-name="TableLine94832179563248">
          <table:table-cell table:style-name="Table1.A2" office:value-type="string">
            <text:p text:style-name="Table_20_Contents">[-1.229460442890689, -5.647833909529107, 0.7876230962268487]</text:p>
          </table:table-cell>
        </table:table-row>
        <table:table-row table:style-name="TableLine94832179563248">
          <table:table-cell table:style-name="Table1.A2" office:value-type="string">
            <text:p text:style-name="Table_20_Contents">[5.42373207958623, 0.15607862099528624, 6.457752943680005]</text:p>
          </table:table-cell>
        </table:table-row>
        <table:table-row table:style-name="TableLine94832179563248">
          <table:table-cell table:style-name="Table1.A2" office:value-type="string">
            <text:p text:style-name="Table_20_Contents"><text:s/>[-4.502926374432791, 0.5297560440509166, 2.1947036110680838]</text:p>
          </table:table-cell>
        </table:table-row>
        <table:table-row table:style-name="TableLine94832179563248">
          <table:table-cell table:style-name="Table1.A2" office:value-type="string">
            <text:p text:style-name="Table_20_Contents">[6.194582855026447, 2.910206710415107, 1.3511674012641581]</text:p>
          </table:table-cell>
        </table:table-row>
        <table:table-row table:style-name="TableLine94832179563248">
          <table:table-cell table:style-name="Table1.A2" office:value-type="string">
            <text:p text:style-name="Table_20_Contents">[-4.1399469703103655, 2.9464487446353047, 3.375362169487282]</text:p>
          </table:table-cell>
        </table:table-row>
        <table:table-row table:style-name="TableLine94832179563248">
          <table:table-cell table:style-name="Table1.A2" office:value-type="string">
            <text:p text:style-name="Table_20_Contents">[1.0216723706696254, 6.697629985500873, 4.597525668013311]</text:p>
          </table:table-cell>
        </table:table-row>
        <table:table-row table:style-name="TableLine94832179563248">
          <table:table-cell table:style-name="Table1.A2" office:value-type="string">
            <text:p text:style-name="Table_20_Contents">[0.9086737992230756, -5.300597162134597, 6.6636078609692095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7T16:03:18.186270215</meta:creation-date>
    <dc:date>2020-11-27T16:19:06.480358762</dc:date>
    <meta:editing-duration>PT5M28S</meta:editing-duration>
    <meta:editing-cycles>1</meta:editing-cycles>
    <meta:document-statistic meta:table-count="1" meta:image-count="0" meta:object-count="0" meta:page-count="1" meta:paragraph-count="10" meta:word-count="30" meta:character-count="595" meta:non-whitespace-character-count="574"/>
    <meta:generator>LibreOffice/7.0.3.1$Linux_X86_64 LibreOffice_project/00$Build-1</meta:generator>
  </office:meta>
</office:document-meta>
</file>